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string">
            <text:p>BUREAU_DE_VOTE</text:p>
          </table:table-cell>
          <table:table-cell office:value-type="string">
            <text:p>IDBUREAU</text:p>
          </table:table-cell>
          <table:table-cell office:value-type="string">
            <text:p>INSCRITS</text:p>
          </table:table-cell>
          <table:table-cell office:value-type="string">
            <text:p>PROCURATIONS</text:p>
          </table:table-cell>
          <table:table-cell office:value-type="string">
            <text:p>VOTANTS</text:p>
          </table:table-cell>
          <table:table-cell office:value-type="string">
            <text:p>NULS</text:p>
          </table:table-cell>
          <table:table-cell office:value-type="string">
            <text:p>EXPRIMES</text:p>
          </table:table-cell>
          <table:table-cell office:value-type="string">
            <text:p>JOLY</text:p>
          </table:table-cell>
          <table:table-cell office:value-type="string">
            <text:p>LE_PEN</text:p>
          </table:table-cell>
          <table:table-cell office:value-type="string">
            <text:p>SARKOZY</text:p>
          </table:table-cell>
          <table:table-cell office:value-type="string">
            <text:p>MELENCHON</text:p>
          </table:table-cell>
          <table:table-cell office:value-type="string">
            <text:p>POUTOU</text:p>
          </table:table-cell>
          <table:table-cell office:value-type="string">
            <text:p>ARTHAUD</text:p>
          </table:table-cell>
          <table:table-cell office:value-type="string">
            <text:p>CHEMINADE</text:p>
          </table:table-cell>
          <table:table-cell office:value-type="string">
            <text:p>BAYROU</text:p>
          </table:table-cell>
          <table:table-cell office:value-type="string">
            <text:p>DUPONT_AIGNAN</text:p>
          </table:table-cell>
          <table:table-cell office:value-type="string">
            <text:p>HOLLANDE</text:p>
          </table:table-cell>
        </table:table-row>
        <table:table-row table:style-name="ro2">
          <table:table-cell office:value-type="string">
            <text:p><text:s/>0101 - Bureau de vote 0101</text:p>
          </table:table-cell>
          <table:table-cell table:formula="of:=TRIM(LEFT([.A2]; 5))" office:value-type="string" office:string-value="0101">
            <text:p>0101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9">
            <text:p>229</text:p>
          </table:table-cell>
        </table:table-row>
        <table:table-row table:style-name="ro2">
          <table:table-cell office:value-type="string">
            <text:p><text:s/>0102 - Bureau de vote 0102</text:p>
          </table:table-cell>
          <table:table-cell table:formula="of:=TRIM(LEFT([.A3]; 5))" office:value-type="string" office:string-value="0102">
            <text:p>0102</text:p>
          </table:table-cell>
          <table:table-cell table:style-name="ce1" office:value-type="float" office:value="1291">
            <text:p>129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48">
            <text:p>348</text:p>
          </table:table-cell>
        </table:table-row>
        <table:table-row table:style-name="ro2">
          <table:table-cell office:value-type="string">
            <text:p><text:s/>0103 - Bureau de vote 0103</text:p>
          </table:table-cell>
          <table:table-cell table:formula="of:=TRIM(LEFT([.A4]; 5))" office:value-type="string" office:string-value="0103">
            <text:p>0103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82">
            <text:p>182</text:p>
          </table:table-cell>
        </table:table-row>
        <table:table-row table:style-name="ro2">
          <table:table-cell office:value-type="string">
            <text:p><text:s/>0104 - Bureau de vote 0104</text:p>
          </table:table-cell>
          <table:table-cell table:formula="of:=TRIM(LEFT([.A5]; 5))" office:value-type="string" office:string-value="0104">
            <text:p>0104</text:p>
          </table:table-cell>
          <table:table-cell table:style-name="ce1" office:value-type="float" office:value="1086">
            <text:p>108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/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7">
            <text:p>317</text:p>
          </table:table-cell>
        </table:table-row>
        <table:table-row table:style-name="ro2">
          <table:table-cell office:value-type="string">
            <text:p><text:s/>0105 - Bureau de vote 0105</text:p>
          </table:table-cell>
          <table:table-cell table:formula="of:=TRIM(LEFT([.A6]; 5))" office:value-type="string" office:string-value="0105">
            <text:p>0105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/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6">
            <text:p>236</text:p>
          </table:table-cell>
        </table:table-row>
        <table:table-row table:style-name="ro2">
          <table:table-cell office:value-type="string">
            <text:p><text:s/>0106 - Bureau de vote 0106</text:p>
          </table:table-cell>
          <table:table-cell table:formula="of:=TRIM(LEFT([.A7]; 5))" office:value-type="string" office:string-value="0106">
            <text:p>0106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/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55">
            <text:p>155</text:p>
          </table:table-cell>
        </table:table-row>
        <table:table-row table:style-name="ro2">
          <table:table-cell office:value-type="string">
            <text:p><text:s/>0107 - Bureau de vote 0107</text:p>
          </table:table-cell>
          <table:table-cell table:formula="of:=TRIM(LEFT([.A8]; 5))" office:value-type="string" office:string-value="0107">
            <text:p>0107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/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">
            <text:p>196</text:p>
          </table:table-cell>
        </table:table-row>
        <table:table-row table:style-name="ro2">
          <table:table-cell office:value-type="string">
            <text:p><text:s/>0108 - Bureau de vote 0108</text:p>
          </table:table-cell>
          <table:table-cell table:formula="of:=TRIM(LEFT([.A9]; 5))" office:value-type="string" office:string-value="0108">
            <text:p>0108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0">
            <text:p>200</text:p>
          </table:table-cell>
        </table:table-row>
        <table:table-row table:style-name="ro2">
          <table:table-cell office:value-type="string">
            <text:p><text:s/>0109 - Bureau de vote 0109</text:p>
          </table:table-cell>
          <table:table-cell table:formula="of:=TRIM(LEFT([.A10]; 5))" office:value-type="string" office:string-value="0109">
            <text:p>0109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0">
            <text:p/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0">
            <text:p>200</text:p>
          </table:table-cell>
        </table:table-row>
        <table:table-row table:style-name="ro2">
          <table:table-cell office:value-type="string">
            <text:p><text:s/>0110 - Bureau de vote 0110</text:p>
          </table:table-cell>
          <table:table-cell table:formula="of:=TRIM(LEFT([.A11]; 5))" office:value-type="string" office:string-value="0110">
            <text:p>0110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3">
            <text:p>193</text:p>
          </table:table-cell>
        </table:table-row>
        <table:table-row table:style-name="ro2">
          <table:table-cell office:value-type="string">
            <text:p><text:s/>0111 - Bureau de vote 0111</text:p>
          </table:table-cell>
          <table:table-cell table:formula="of:=TRIM(LEFT([.A12]; 5))" office:value-type="string" office:string-value="0111">
            <text:p>0111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/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2">
            <text:p>152</text:p>
          </table:table-cell>
        </table:table-row>
        <table:table-row table:style-name="ro2">
          <table:table-cell office:value-type="string">
            <text:p><text:s/>0112 - Bureau de vote 0112</text:p>
          </table:table-cell>
          <table:table-cell table:formula="of:=TRIM(LEFT([.A13]; 5))" office:value-type="string" office:string-value="0112">
            <text:p>0112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/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0">
            <text:p>190</text:p>
          </table:table-cell>
        </table:table-row>
        <table:table-row table:style-name="ro2">
          <table:table-cell office:value-type="string">
            <text:p><text:s/>0113 - Bureau de vote 0113</text:p>
          </table:table-cell>
          <table:table-cell table:formula="of:=TRIM(LEFT([.A14]; 5))" office:value-type="string" office:string-value="0113">
            <text:p>0113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/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75">
            <text:p>175</text:p>
          </table:table-cell>
        </table:table-row>
        <table:table-row table:style-name="ro2">
          <table:table-cell office:value-type="string">
            <text:p><text:s/>0114 - Bureau de vote 0114</text:p>
          </table:table-cell>
          <table:table-cell table:formula="of:=TRIM(LEFT([.A15]; 5))" office:value-type="string" office:string-value="0114">
            <text:p>0114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1">
            <text:p>141</text:p>
          </table:table-cell>
        </table:table-row>
        <table:table-row table:style-name="ro2">
          <table:table-cell office:value-type="string">
            <text:p><text:s/>0115 - Bureau de vote 0115</text:p>
          </table:table-cell>
          <table:table-cell table:formula="of:=TRIM(LEFT([.A16]; 5))" office:value-type="string" office:string-value="0115">
            <text:p>0115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0">
            <text:p>180</text:p>
          </table:table-cell>
        </table:table-row>
        <table:table-row table:style-name="ro2">
          <table:table-cell office:value-type="string">
            <text:p><text:s/>0116 - Bureau de vote 0116</text:p>
          </table:table-cell>
          <table:table-cell table:formula="of:=TRIM(LEFT([.A17]; 5))" office:value-type="string" office:string-value="0116">
            <text:p>0116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3">
            <text:p>153</text:p>
          </table:table-cell>
        </table:table-row>
        <table:table-row table:style-name="ro2">
          <table:table-cell office:value-type="string">
            <text:p><text:s/>0117 - Bureau de vote 0117</text:p>
          </table:table-cell>
          <table:table-cell table:formula="of:=TRIM(LEFT([.A18]; 5))" office:value-type="string" office:string-value="0117">
            <text:p>0117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66">
            <text:p>266</text:p>
          </table:table-cell>
        </table:table-row>
        <table:table-row table:style-name="ro2">
          <table:table-cell office:value-type="string">
            <text:p><text:s/>0118 - Bureau de vote 0118</text:p>
          </table:table-cell>
          <table:table-cell table:formula="of:=TRIM(LEFT([.A19]; 5))" office:value-type="string" office:string-value="0118">
            <text:p>0118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1">
            <text:p>211</text:p>
          </table:table-cell>
        </table:table-row>
        <table:table-row table:style-name="ro2">
          <table:table-cell office:value-type="string">
            <text:p><text:s/>0119 - Bureau de vote 0119</text:p>
          </table:table-cell>
          <table:table-cell table:formula="of:=TRIM(LEFT([.A20]; 5))" office:value-type="string" office:string-value="0119">
            <text:p>0119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/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0">
            <text:p>240</text:p>
          </table:table-cell>
        </table:table-row>
        <table:table-row table:style-name="ro2">
          <table:table-cell office:value-type="string">
            <text:p><text:s/>0120 - Bureau de vote 0120</text:p>
          </table:table-cell>
          <table:table-cell table:formula="of:=TRIM(LEFT([.A21]; 5))" office:value-type="string" office:string-value="0120">
            <text:p>0120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/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49">
            <text:p>149</text:p>
          </table:table-cell>
        </table:table-row>
        <table:table-row table:style-name="ro2">
          <table:table-cell office:value-type="string">
            <text:p><text:s/>0121 - Bureau de vote 0121</text:p>
          </table:table-cell>
          <table:table-cell table:formula="of:=TRIM(LEFT([.A22]; 5))" office:value-type="string" office:string-value="0121">
            <text:p>0121</text:p>
          </table:table-cell>
          <table:table-cell table:style-name="ce1" office:value-type="float" office:value="1054">
            <text:p>105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4">
            <text:p>284</text:p>
          </table:table-cell>
        </table:table-row>
        <table:table-row table:style-name="ro2">
          <table:table-cell office:value-type="string">
            <text:p><text:s/>0201 - Bureau de vote 0201</text:p>
          </table:table-cell>
          <table:table-cell table:formula="of:=TRIM(LEFT([.A23]; 5))" office:value-type="string" office:string-value="0201">
            <text:p>0201</text:p>
          </table:table-cell>
          <table:table-cell table:style-name="ce1" office:value-type="float" office:value="1079">
            <text:p>107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3">
            <text:p>323</text:p>
          </table:table-cell>
        </table:table-row>
        <table:table-row table:style-name="ro2">
          <table:table-cell office:value-type="string">
            <text:p><text:s/>0202 - Bureau de vote 0202</text:p>
          </table:table-cell>
          <table:table-cell table:formula="of:=TRIM(LEFT([.A24]; 5))" office:value-type="string" office:string-value="0202">
            <text:p>0202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/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2">
            <text:p>162</text:p>
          </table:table-cell>
        </table:table-row>
        <table:table-row table:style-name="ro2">
          <table:table-cell office:value-type="string">
            <text:p><text:s/>0203 - Bureau de vote 0203</text:p>
          </table:table-cell>
          <table:table-cell table:formula="of:=TRIM(LEFT([.A25]; 5))" office:value-type="string" office:string-value="0203">
            <text:p>0203</text:p>
          </table:table-cell>
          <table:table-cell table:style-name="ce1" office:value-type="float" office:value="1165">
            <text:p>116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/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3">
            <text:p>333</text:p>
          </table:table-cell>
        </table:table-row>
        <table:table-row table:style-name="ro2">
          <table:table-cell office:value-type="string">
            <text:p><text:s/>0204 - Bureau de vote 0204</text:p>
          </table:table-cell>
          <table:table-cell table:formula="of:=TRIM(LEFT([.A26]; 5))" office:value-type="string" office:string-value="0204">
            <text:p>0204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5">
            <text:p>245</text:p>
          </table:table-cell>
        </table:table-row>
        <table:table-row table:style-name="ro2">
          <table:table-cell office:value-type="string">
            <text:p><text:s/>0205 - Bureau de vote 0205</text:p>
          </table:table-cell>
          <table:table-cell table:formula="of:=TRIM(LEFT([.A27]; 5))" office:value-type="string" office:string-value="0205">
            <text:p>0205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0">
            <text:p>220</text:p>
          </table:table-cell>
        </table:table-row>
        <table:table-row table:style-name="ro2">
          <table:table-cell office:value-type="string">
            <text:p><text:s/>0206 - Bureau de vote 0206</text:p>
          </table:table-cell>
          <table:table-cell table:formula="of:=TRIM(LEFT([.A28]; 5))" office:value-type="string" office:string-value="0206">
            <text:p>0206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2">
            <text:p>212</text:p>
          </table:table-cell>
        </table:table-row>
        <table:table-row table:style-name="ro2">
          <table:table-cell office:value-type="string">
            <text:p><text:s/>0207 - Bureau de vote 0207</text:p>
          </table:table-cell>
          <table:table-cell table:formula="of:=TRIM(LEFT([.A29]; 5))" office:value-type="string" office:string-value="0207">
            <text:p>0207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/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3">
            <text:p>173</text:p>
          </table:table-cell>
        </table:table-row>
        <table:table-row table:style-name="ro2">
          <table:table-cell office:value-type="string">
            <text:p><text:s/>0208 - Bureau de vote 0208</text:p>
          </table:table-cell>
          <table:table-cell table:formula="of:=TRIM(LEFT([.A30]; 5))" office:value-type="string" office:string-value="0208">
            <text:p>0208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79">
            <text:p>7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">
            <text:p/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3">
            <text:p>173</text:p>
          </table:table-cell>
        </table:table-row>
        <table:table-row table:style-name="ro2">
          <table:table-cell office:value-type="string">
            <text:p><text:s/>0209 - Bureau de vote 0209</text:p>
          </table:table-cell>
          <table:table-cell table:formula="of:=TRIM(LEFT([.A31]; 5))" office:value-type="string" office:string-value="0209">
            <text:p>0209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2">
            <text:p>202</text:p>
          </table:table-cell>
        </table:table-row>
        <table:table-row table:style-name="ro2">
          <table:table-cell office:value-type="string">
            <text:p><text:s/>0210 - Bureau de vote 0210</text:p>
          </table:table-cell>
          <table:table-cell table:formula="of:=TRIM(LEFT([.A32]; 5))" office:value-type="string" office:string-value="0210">
            <text:p>021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95">
            <text:p>595</text:p>
          </table:table-cell>
          <table:table-cell table:number-columns-repeated="2" table:style-name="ce1" office:value-type="float" office:value="34">
            <text:p>34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7">
            <text:p>197</text:p>
          </table:table-cell>
        </table:table-row>
        <table:table-row table:style-name="ro2">
          <table:table-cell office:value-type="string">
            <text:p><text:s/>0211 - Bureau de vote 0211</text:p>
          </table:table-cell>
          <table:table-cell table:formula="of:=TRIM(LEFT([.A33]; 5))" office:value-type="string" office:string-value="0211">
            <text:p>0211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56">
            <text:p>156</text:p>
          </table:table-cell>
        </table:table-row>
        <table:table-row table:style-name="ro2">
          <table:table-cell office:value-type="string">
            <text:p><text:s/>0212 - Bureau de vote 0212</text:p>
          </table:table-cell>
          <table:table-cell table:formula="of:=TRIM(LEFT([.A34]; 5))" office:value-type="string" office:string-value="0212">
            <text:p>0212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0">
            <text:p>200</text:p>
          </table:table-cell>
        </table:table-row>
        <table:table-row table:style-name="ro2">
          <table:table-cell office:value-type="string">
            <text:p><text:s/>0213 - Bureau de vote 0213</text:p>
          </table:table-cell>
          <table:table-cell table:formula="of:=TRIM(LEFT([.A35]; 5))" office:value-type="string" office:string-value="0213">
            <text:p>0213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0">
            <text:p/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1">
            <text:p>241</text:p>
          </table:table-cell>
        </table:table-row>
        <table:table-row table:style-name="ro2">
          <table:table-cell office:value-type="string">
            <text:p><text:s/>0214 - Bureau de vote 0214</text:p>
          </table:table-cell>
          <table:table-cell table:formula="of:=TRIM(LEFT([.A36]; 5))" office:value-type="string" office:string-value="0214">
            <text:p>0214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13">
            <text:p>213</text:p>
          </table:table-cell>
        </table:table-row>
        <table:table-row table:style-name="ro2">
          <table:table-cell office:value-type="string">
            <text:p><text:s/>0215 - Bureau de vote 0215</text:p>
          </table:table-cell>
          <table:table-cell table:formula="of:=TRIM(LEFT([.A37]; 5))" office:value-type="string" office:string-value="0215">
            <text:p>0215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4">
            <text:p>194</text:p>
          </table:table-cell>
        </table:table-row>
        <table:table-row table:style-name="ro2">
          <table:table-cell office:value-type="string">
            <text:p><text:s/>0216 - Bureau de vote 0216</text:p>
          </table:table-cell>
          <table:table-cell table:formula="of:=TRIM(LEFT([.A38]; 5))" office:value-type="string" office:string-value="0216">
            <text:p>0216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/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4">
            <text:p>264</text:p>
          </table:table-cell>
        </table:table-row>
        <table:table-row table:style-name="ro2">
          <table:table-cell office:value-type="string">
            <text:p><text:s/>0217 - Bureau de vote 0217</text:p>
          </table:table-cell>
          <table:table-cell table:formula="of:=TRIM(LEFT([.A39]; 5))" office:value-type="string" office:string-value="0217">
            <text:p>0217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0">
            <text:p>250</text:p>
          </table:table-cell>
        </table:table-row>
        <table:table-row table:style-name="ro2">
          <table:table-cell office:value-type="string">
            <text:p><text:s/>0218 - Bureau de vote 0218</text:p>
          </table:table-cell>
          <table:table-cell table:formula="of:=TRIM(LEFT([.A40]; 5))" office:value-type="string" office:string-value="0218">
            <text:p>0218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4">
            <text:p>284</text:p>
          </table:table-cell>
        </table:table-row>
        <table:table-row table:style-name="ro2">
          <table:table-cell office:value-type="string">
            <text:p><text:s/>0219 - Bureau de vote 0219</text:p>
          </table:table-cell>
          <table:table-cell table:formula="of:=TRIM(LEFT([.A41]; 5))" office:value-type="string" office:string-value="0219">
            <text:p>0219</text:p>
          </table:table-cell>
          <table:table-cell table:style-name="ce1" office:value-type="float" office:value="1054">
            <text:p>105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1">
            <text:p>311</text:p>
          </table:table-cell>
        </table:table-row>
        <table:table-row table:style-name="ro2">
          <table:table-cell office:value-type="string">
            <text:p><text:s/>0220 - Bureau de vote 0220</text:p>
          </table:table-cell>
          <table:table-cell table:formula="of:=TRIM(LEFT([.A42]; 5))" office:value-type="string" office:string-value="0220">
            <text:p>0220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4">
            <text:p>304</text:p>
          </table:table-cell>
        </table:table-row>
        <table:table-row table:style-name="ro2">
          <table:table-cell office:value-type="string">
            <text:p><text:s/>0221 - Bureau de vote 0221</text:p>
          </table:table-cell>
          <table:table-cell table:formula="of:=TRIM(LEFT([.A43]; 5))" office:value-type="string" office:string-value="0221">
            <text:p>0221</text:p>
          </table:table-cell>
          <table:table-cell table:style-name="ce1" office:value-type="float" office:value="1303">
            <text:p>130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49">
            <text:p>449</text:p>
          </table:table-cell>
        </table:table-row>
        <table:table-row table:style-name="ro2">
          <table:table-cell office:value-type="string">
            <text:p><text:s/>0222 - Bureau de vote 0222</text:p>
          </table:table-cell>
          <table:table-cell table:formula="of:=TRIM(LEFT([.A44]; 5))" office:value-type="string" office:string-value="0222">
            <text:p>0222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/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6">
            <text:p>266</text:p>
          </table:table-cell>
        </table:table-row>
        <table:table-row table:style-name="ro2">
          <table:table-cell office:value-type="string">
            <text:p><text:s/>0223 - Bureau de vote 0223</text:p>
          </table:table-cell>
          <table:table-cell table:formula="of:=TRIM(LEFT([.A45]; 5))" office:value-type="string" office:string-value="0223">
            <text:p>0223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0">
            <text:p>320</text:p>
          </table:table-cell>
        </table:table-row>
        <table:table-row table:style-name="ro2">
          <table:table-cell office:value-type="string">
            <text:p><text:s/>0224 - Bureau de vote 0224</text:p>
          </table:table-cell>
          <table:table-cell table:formula="of:=TRIM(LEFT([.A46]; 5))" office:value-type="string" office:string-value="0224">
            <text:p>0224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6">
            <text:p>226</text:p>
          </table:table-cell>
        </table:table-row>
        <table:table-row table:style-name="ro2">
          <table:table-cell office:value-type="string">
            <text:p><text:s/>0301 - Bureau de vote 0301</text:p>
          </table:table-cell>
          <table:table-cell table:formula="of:=TRIM(LEFT([.A47]; 5))" office:value-type="string" office:string-value="0301">
            <text:p>0301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2">
            <text:p>182</text:p>
          </table:table-cell>
        </table:table-row>
        <table:table-row table:style-name="ro2">
          <table:table-cell office:value-type="string">
            <text:p><text:s/>0302 - Bureau de vote 0302</text:p>
          </table:table-cell>
          <table:table-cell table:formula="of:=TRIM(LEFT([.A48]; 5))" office:value-type="string" office:string-value="0302">
            <text:p>0302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110">
            <text:p>1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6">
            <text:p>226</text:p>
          </table:table-cell>
        </table:table-row>
        <table:table-row table:style-name="ro2">
          <table:table-cell office:value-type="string">
            <text:p><text:s/>0303 - Bureau de vote 0303</text:p>
          </table:table-cell>
          <table:table-cell table:formula="of:=TRIM(LEFT([.A49]; 5))" office:value-type="string" office:string-value="0303">
            <text:p>0303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6">
            <text:p>206</text:p>
          </table:table-cell>
        </table:table-row>
        <table:table-row table:style-name="ro2">
          <table:table-cell office:value-type="string">
            <text:p><text:s/>0304 - Bureau de vote 0304</text:p>
          </table:table-cell>
          <table:table-cell table:formula="of:=TRIM(LEFT([.A50]; 5))" office:value-type="string" office:string-value="0304">
            <text:p>0304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4">
            <text:p>184</text:p>
          </table:table-cell>
        </table:table-row>
        <table:table-row table:style-name="ro2">
          <table:table-cell office:value-type="string">
            <text:p><text:s/>0305 - Bureau de vote 0305</text:p>
          </table:table-cell>
          <table:table-cell table:formula="of:=TRIM(LEFT([.A51]; 5))" office:value-type="string" office:string-value="0305">
            <text:p>0305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0">
            <text:p/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3">
            <text:p>163</text:p>
          </table:table-cell>
        </table:table-row>
        <table:table-row table:style-name="ro2">
          <table:table-cell office:value-type="string">
            <text:p><text:s/>0306 - Bureau de vote 0306</text:p>
          </table:table-cell>
          <table:table-cell table:formula="of:=TRIM(LEFT([.A52]; 5))" office:value-type="string" office:string-value="0306">
            <text:p>0306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0">
            <text:p/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5">
            <text:p>205</text:p>
          </table:table-cell>
        </table:table-row>
        <table:table-row table:style-name="ro2">
          <table:table-cell office:value-type="string">
            <text:p><text:s/>0307 - Bureau de vote 0307</text:p>
          </table:table-cell>
          <table:table-cell table:formula="of:=TRIM(LEFT([.A53]; 5))" office:value-type="string" office:string-value="0307">
            <text:p>0307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5">
            <text:p>235</text:p>
          </table:table-cell>
        </table:table-row>
        <table:table-row table:style-name="ro2">
          <table:table-cell office:value-type="string">
            <text:p><text:s/>0308 - Bureau de vote 0308</text:p>
          </table:table-cell>
          <table:table-cell table:formula="of:=TRIM(LEFT([.A54]; 5))" office:value-type="string" office:string-value="0308">
            <text:p>0308</text:p>
          </table:table-cell>
          <table:table-cell table:style-name="ce1" office:value-type="float" office:value="1132">
            <text:p>113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81">
            <text:p>381</text:p>
          </table:table-cell>
        </table:table-row>
        <table:table-row table:style-name="ro2">
          <table:table-cell office:value-type="string">
            <text:p><text:s/>0309 - Bureau de vote 0309</text:p>
          </table:table-cell>
          <table:table-cell table:formula="of:=TRIM(LEFT([.A55]; 5))" office:value-type="string" office:string-value="0309">
            <text:p>0309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/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9">
            <text:p>229</text:p>
          </table:table-cell>
        </table:table-row>
        <table:table-row table:style-name="ro2">
          <table:table-cell office:value-type="string">
            <text:p><text:s/>0310 - Bureau de vote 0310</text:p>
          </table:table-cell>
          <table:table-cell table:formula="of:=TRIM(LEFT([.A56]; 5))" office:value-type="string" office:string-value="0310">
            <text:p>0310</text:p>
          </table:table-cell>
          <table:table-cell table:style-name="ce1" office:value-type="float" office:value="1073">
            <text:p>107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4">
            <text:p>354</text:p>
          </table:table-cell>
        </table:table-row>
        <table:table-row table:style-name="ro2">
          <table:table-cell office:value-type="string">
            <text:p><text:s/>0311 - Bureau de vote 0311</text:p>
          </table:table-cell>
          <table:table-cell table:formula="of:=TRIM(LEFT([.A57]; 5))" office:value-type="string" office:string-value="0311">
            <text:p>0311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91">
            <text:p>291</text:p>
          </table:table-cell>
        </table:table-row>
        <table:table-row table:style-name="ro2">
          <table:table-cell office:value-type="string">
            <text:p><text:s/>0312 - Bureau de vote 0312</text:p>
          </table:table-cell>
          <table:table-cell table:formula="of:=TRIM(LEFT([.A58]; 5))" office:value-type="string" office:string-value="0312">
            <text:p>0312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0">
            <text:p>270</text:p>
          </table:table-cell>
        </table:table-row>
        <table:table-row table:style-name="ro2">
          <table:table-cell office:value-type="string">
            <text:p><text:s/>0313 - Bureau de vote 0313</text:p>
          </table:table-cell>
          <table:table-cell table:formula="of:=TRIM(LEFT([.A59]; 5))" office:value-type="string" office:string-value="0313">
            <text:p>0313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/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2">
            <text:p>222</text:p>
          </table:table-cell>
        </table:table-row>
        <table:table-row table:style-name="ro2">
          <table:table-cell office:value-type="string">
            <text:p><text:s/>0314 - Bureau de vote 0314</text:p>
          </table:table-cell>
          <table:table-cell table:formula="of:=TRIM(LEFT([.A60]; 5))" office:value-type="string" office:string-value="0314">
            <text:p>0314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/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5">
            <text:p>235</text:p>
          </table:table-cell>
        </table:table-row>
        <table:table-row table:style-name="ro2">
          <table:table-cell office:value-type="string">
            <text:p><text:s/>0315 - Bureau de vote 0315</text:p>
          </table:table-cell>
          <table:table-cell table:formula="of:=TRIM(LEFT([.A61]; 5))" office:value-type="string" office:string-value="0315">
            <text:p>0315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90">
            <text:p>290</text:p>
          </table:table-cell>
        </table:table-row>
        <table:table-row table:style-name="ro2">
          <table:table-cell office:value-type="string">
            <text:p><text:s/>0316 - Bureau de vote 0316</text:p>
          </table:table-cell>
          <table:table-cell table:formula="of:=TRIM(LEFT([.A62]; 5))" office:value-type="string" office:string-value="0316">
            <text:p>0316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5">
            <text:p>215</text:p>
          </table:table-cell>
        </table:table-row>
        <table:table-row table:style-name="ro2">
          <table:table-cell office:value-type="string">
            <text:p><text:s/>0317 - Bureau de vote 0317</text:p>
          </table:table-cell>
          <table:table-cell table:formula="of:=TRIM(LEFT([.A63]; 5))" office:value-type="string" office:string-value="0317">
            <text:p>0317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7">
            <text:p>257</text:p>
          </table:table-cell>
        </table:table-row>
        <table:table-row table:style-name="ro2">
          <table:table-cell office:value-type="string">
            <text:p><text:s/>0318 - Bureau de vote 0318</text:p>
          </table:table-cell>
          <table:table-cell table:formula="of:=TRIM(LEFT([.A64]; 5))" office:value-type="string" office:string-value="0318">
            <text:p>0318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/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1">
            <text:p>241</text:p>
          </table:table-cell>
        </table:table-row>
        <table:table-row table:style-name="ro2">
          <table:table-cell office:value-type="string">
            <text:p><text:s/>0319 - Bureau de vote 0319</text:p>
          </table:table-cell>
          <table:table-cell table:formula="of:=TRIM(LEFT([.A65]; 5))" office:value-type="string" office:string-value="0319">
            <text:p>0319</text:p>
          </table:table-cell>
          <table:table-cell table:style-name="ce1" office:value-type="float" office:value="1378">
            <text:p>137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14">
            <text:p>111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67">
            <text:p>467</text:p>
          </table:table-cell>
        </table:table-row>
        <table:table-row table:style-name="ro2">
          <table:table-cell office:value-type="string">
            <text:p><text:s/>0320 - Bureau de vote 0320</text:p>
          </table:table-cell>
          <table:table-cell table:formula="of:=TRIM(LEFT([.A66]; 5))" office:value-type="string" office:string-value="0320">
            <text:p>0320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0">
            <text:p>300</text:p>
          </table:table-cell>
        </table:table-row>
        <table:table-row table:style-name="ro2">
          <table:table-cell office:value-type="string">
            <text:p><text:s/>0321 - Bureau de vote 0321</text:p>
          </table:table-cell>
          <table:table-cell table:formula="of:=TRIM(LEFT([.A67]; 5))" office:value-type="string" office:string-value="0321">
            <text:p>0321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3">
            <text:p>273</text:p>
          </table:table-cell>
        </table:table-row>
        <table:table-row table:style-name="ro2">
          <table:table-cell office:value-type="string">
            <text:p><text:s/>0401 - Bureau de vote 0401</text:p>
          </table:table-cell>
          <table:table-cell table:formula="of:=TRIM(LEFT([.A68]; 5))" office:value-type="string" office:string-value="0401">
            <text:p>0401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81">
            <text:p>181</text:p>
          </table:table-cell>
        </table:table-row>
        <table:table-row table:style-name="ro2">
          <table:table-cell office:value-type="string">
            <text:p><text:s/>0402 - Bureau de vote 0402</text:p>
          </table:table-cell>
          <table:table-cell table:formula="of:=TRIM(LEFT([.A69]; 5))" office:value-type="string" office:string-value="0402">
            <text:p>0402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8">
            <text:p>158</text:p>
          </table:table-cell>
        </table:table-row>
        <table:table-row table:style-name="ro2">
          <table:table-cell office:value-type="string">
            <text:p><text:s/>0403 - Bureau de vote 0403</text:p>
          </table:table-cell>
          <table:table-cell table:formula="of:=TRIM(LEFT([.A70]; 5))" office:value-type="string" office:string-value="0403">
            <text:p>0403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1">
            <text:p>161</text:p>
          </table:table-cell>
        </table:table-row>
        <table:table-row table:style-name="ro2">
          <table:table-cell office:value-type="string">
            <text:p><text:s/>0404 - Bureau de vote 0404</text:p>
          </table:table-cell>
          <table:table-cell table:formula="of:=TRIM(LEFT([.A71]; 5))" office:value-type="string" office:string-value="0404">
            <text:p>0404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7">
            <text:p>157</text:p>
          </table:table-cell>
        </table:table-row>
        <table:table-row table:style-name="ro2">
          <table:table-cell office:value-type="string">
            <text:p><text:s/>0405 - Bureau de vote 0405</text:p>
          </table:table-cell>
          <table:table-cell table:formula="of:=TRIM(LEFT([.A72]; 5))" office:value-type="string" office:string-value="0405">
            <text:p>0405</text:p>
          </table:table-cell>
          <table:table-cell table:style-name="ce1" office:value-type="float" office:value="1126">
            <text:p>112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/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8">
            <text:p>198</text:p>
          </table:table-cell>
        </table:table-row>
        <table:table-row table:style-name="ro2">
          <table:table-cell office:value-type="string">
            <text:p><text:s/>0406 - Bureau de vote 0406</text:p>
          </table:table-cell>
          <table:table-cell table:formula="of:=TRIM(LEFT([.A73]; 5))" office:value-type="string" office:string-value="0406">
            <text:p>0406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/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1">
            <text:p>141</text:p>
          </table:table-cell>
        </table:table-row>
        <table:table-row table:style-name="ro2">
          <table:table-cell office:value-type="string">
            <text:p><text:s/>0407 - Bureau de vote 0407</text:p>
          </table:table-cell>
          <table:table-cell table:formula="of:=TRIM(LEFT([.A74]; 5))" office:value-type="string" office:string-value="0407">
            <text:p>0407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0">
            <text:p/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18">
            <text:p>81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98">
            <text:p>298</text:p>
          </table:table-cell>
        </table:table-row>
        <table:table-row table:style-name="ro2">
          <table:table-cell office:value-type="string">
            <text:p><text:s/>0408 - Bureau de vote 0408</text:p>
          </table:table-cell>
          <table:table-cell table:formula="of:=TRIM(LEFT([.A75]; 5))" office:value-type="string" office:string-value="0408">
            <text:p>0408</text:p>
          </table:table-cell>
          <table:table-cell table:style-name="ce1" office:value-type="float" office:value="1171">
            <text:p>117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48">
            <text:p>348</text:p>
          </table:table-cell>
        </table:table-row>
        <table:table-row table:style-name="ro2">
          <table:table-cell office:value-type="string">
            <text:p><text:s/>0409 - Bureau de vote 0409</text:p>
          </table:table-cell>
          <table:table-cell table:formula="of:=TRIM(LEFT([.A76]; 5))" office:value-type="string" office:string-value="0409">
            <text:p>0409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5">
            <text:p>195</text:p>
          </table:table-cell>
        </table:table-row>
        <table:table-row table:style-name="ro2">
          <table:table-cell office:value-type="string">
            <text:p><text:s/>0410 - Bureau de vote 0410</text:p>
          </table:table-cell>
          <table:table-cell table:formula="of:=TRIM(LEFT([.A77]; 5))" office:value-type="string" office:string-value="0410">
            <text:p>0410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8">
            <text:p>238</text:p>
          </table:table-cell>
        </table:table-row>
        <table:table-row table:style-name="ro2">
          <table:table-cell office:value-type="string">
            <text:p><text:s/>0411 - Bureau de vote 0411</text:p>
          </table:table-cell>
          <table:table-cell table:formula="of:=TRIM(LEFT([.A78]; 5))" office:value-type="string" office:string-value="0411">
            <text:p>0411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22">
            <text:p>222</text:p>
          </table:table-cell>
        </table:table-row>
        <table:table-row table:style-name="ro2">
          <table:table-cell office:value-type="string">
            <text:p><text:s/>0412 - Bureau de vote 0412</text:p>
          </table:table-cell>
          <table:table-cell table:formula="of:=TRIM(LEFT([.A79]; 5))" office:value-type="string" office:string-value="0412">
            <text:p>0412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9">
            <text:p>229</text:p>
          </table:table-cell>
        </table:table-row>
        <table:table-row table:style-name="ro2">
          <table:table-cell office:value-type="string">
            <text:p><text:s/>0413 - Bureau de vote 0413</text:p>
          </table:table-cell>
          <table:table-cell table:formula="of:=TRIM(LEFT([.A80]; 5))" office:value-type="string" office:string-value="0413">
            <text:p>0413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5">
            <text:p>265</text:p>
          </table:table-cell>
        </table:table-row>
        <table:table-row table:style-name="ro2">
          <table:table-cell office:value-type="string">
            <text:p><text:s/>0414 - Bureau de vote 0414</text:p>
          </table:table-cell>
          <table:table-cell table:formula="of:=TRIM(LEFT([.A81]; 5))" office:value-type="string" office:string-value="0414">
            <text:p>0414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8">
            <text:p>198</text:p>
          </table:table-cell>
        </table:table-row>
        <table:table-row table:style-name="ro2">
          <table:table-cell office:value-type="string">
            <text:p><text:s/>0415 - Bureau de vote 0415</text:p>
          </table:table-cell>
          <table:table-cell table:formula="of:=TRIM(LEFT([.A82]; 5))" office:value-type="string" office:string-value="0415">
            <text:p>0415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/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44">
            <text:p>144</text:p>
          </table:table-cell>
        </table:table-row>
        <table:table-row table:style-name="ro2">
          <table:table-cell office:value-type="string">
            <text:p><text:s/>0416 - Bureau de vote 0416</text:p>
          </table:table-cell>
          <table:table-cell table:formula="of:=TRIM(LEFT([.A83]; 5))" office:value-type="string" office:string-value="0416">
            <text:p>0416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0">
            <text:p/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5">
            <text:p>175</text:p>
          </table:table-cell>
        </table:table-row>
        <table:table-row table:style-name="ro2">
          <table:table-cell office:value-type="string">
            <text:p><text:s/>0417 - Bureau de vote 0417</text:p>
          </table:table-cell>
          <table:table-cell table:formula="of:=TRIM(LEFT([.A84]; 5))" office:value-type="string" office:string-value="0417">
            <text:p>0417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7">
            <text:p>247</text:p>
          </table:table-cell>
        </table:table-row>
        <table:table-row table:style-name="ro2">
          <table:table-cell office:value-type="string">
            <text:p><text:s/>0418 - Bureau de vote 0418</text:p>
          </table:table-cell>
          <table:table-cell table:formula="of:=TRIM(LEFT([.A85]; 5))" office:value-type="string" office:string-value="0418">
            <text:p>0418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0">
            <text:p>190</text:p>
          </table:table-cell>
        </table:table-row>
        <table:table-row table:style-name="ro2">
          <table:table-cell office:value-type="string">
            <text:p><text:s/>0419 - Bureau de vote 0419</text:p>
          </table:table-cell>
          <table:table-cell table:formula="of:=TRIM(LEFT([.A86]; 5))" office:value-type="string" office:string-value="0419">
            <text:p>0419</text:p>
          </table:table-cell>
          <table:table-cell table:style-name="ce1" office:value-type="float" office:value="1299">
            <text:p>129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65">
            <text:p>106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7">
            <text:p>337</text:p>
          </table:table-cell>
        </table:table-row>
        <table:table-row table:style-name="ro2">
          <table:table-cell office:value-type="string">
            <text:p><text:s/>0420 - Bureau de vote 0420</text:p>
          </table:table-cell>
          <table:table-cell table:formula="of:=TRIM(LEFT([.A87]; 5))" office:value-type="string" office:string-value="0420">
            <text:p>042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16">
            <text:p>716</text:p>
          </table:table-cell>
          <table:table-cell table:number-columns-repeated="2" table:style-name="ce1" office:value-type="float" office:value="37">
            <text:p>37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4">
            <text:p>154</text:p>
          </table:table-cell>
        </table:table-row>
        <table:table-row table:style-name="ro2">
          <table:table-cell office:value-type="string">
            <text:p><text:s/>0421 - Bureau de vote 0421</text:p>
          </table:table-cell>
          <table:table-cell table:formula="of:=TRIM(LEFT([.A88]; 5))" office:value-type="string" office:string-value="0421">
            <text:p>0421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2">
            <text:p>222</text:p>
          </table:table-cell>
        </table:table-row>
        <table:table-row table:style-name="ro2">
          <table:table-cell office:value-type="string">
            <text:p><text:s/>0422 - Bureau de vote 0422</text:p>
          </table:table-cell>
          <table:table-cell table:formula="of:=TRIM(LEFT([.A89]; 5))" office:value-type="string" office:string-value="0422">
            <text:p>0422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/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65">
            <text:p>265</text:p>
          </table:table-cell>
        </table:table-row>
        <table:table-row table:style-name="ro2">
          <table:table-cell office:value-type="string">
            <text:p><text:s/>0423 - Bureau de vote 0423</text:p>
          </table:table-cell>
          <table:table-cell table:formula="of:=TRIM(LEFT([.A90]; 5))" office:value-type="string" office:string-value="0423">
            <text:p>0423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83">
            <text:p>283</text:p>
          </table:table-cell>
        </table:table-row>
        <table:table-row table:style-name="ro2">
          <table:table-cell office:value-type="string">
            <text:p><text:s/>0501 - Bureau de vote 0501</text:p>
          </table:table-cell>
          <table:table-cell table:formula="of:=TRIM(LEFT([.A91]; 5))" office:value-type="string" office:string-value="0501">
            <text:p>0501</text:p>
          </table:table-cell>
          <table:table-cell table:style-name="ce1" office:value-type="float" office:value="1058">
            <text:p>105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8">
            <text:p>318</text:p>
          </table:table-cell>
        </table:table-row>
        <table:table-row table:style-name="ro2">
          <table:table-cell office:value-type="string">
            <text:p><text:s/>0502 - Bureau de vote 0502</text:p>
          </table:table-cell>
          <table:table-cell table:formula="of:=TRIM(LEFT([.A92]; 5))" office:value-type="string" office:string-value="0502">
            <text:p>0502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62">
            <text:p>662</text:p>
          </table:table-cell>
          <table:table-cell table:number-columns-repeated="2" table:style-name="ce1" office:value-type="float" office:value="46">
            <text:p>46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3">
            <text:p>273</text:p>
          </table:table-cell>
        </table:table-row>
        <table:table-row table:style-name="ro2">
          <table:table-cell office:value-type="string">
            <text:p><text:s/>0503 - Bureau de vote 0503</text:p>
          </table:table-cell>
          <table:table-cell table:formula="of:=TRIM(LEFT([.A93]; 5))" office:value-type="string" office:string-value="0503">
            <text:p>0503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89">
            <text:p>289</text:p>
          </table:table-cell>
        </table:table-row>
        <table:table-row table:style-name="ro2">
          <table:table-cell office:value-type="string">
            <text:p><text:s/>0504 - Bureau de vote 0504</text:p>
          </table:table-cell>
          <table:table-cell table:formula="of:=TRIM(LEFT([.A94]; 5))" office:value-type="string" office:string-value="0504">
            <text:p>0504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4">
            <text:p>324</text:p>
          </table:table-cell>
        </table:table-row>
        <table:table-row table:style-name="ro2">
          <table:table-cell office:value-type="string">
            <text:p><text:s/>0505 - Bureau de vote 0505</text:p>
          </table:table-cell>
          <table:table-cell table:formula="of:=TRIM(LEFT([.A95]; 5))" office:value-type="string" office:string-value="0505">
            <text:p>0505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0">
            <text:p>330</text:p>
          </table:table-cell>
        </table:table-row>
        <table:table-row table:style-name="ro2">
          <table:table-cell office:value-type="string">
            <text:p><text:s/>0506 - Bureau de vote 0506</text:p>
          </table:table-cell>
          <table:table-cell table:formula="of:=TRIM(LEFT([.A96]; 5))" office:value-type="string" office:string-value="0506">
            <text:p>0506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2">
            <text:p>292</text:p>
          </table:table-cell>
        </table:table-row>
        <table:table-row table:style-name="ro2">
          <table:table-cell office:value-type="string">
            <text:p><text:s/>0507 - Bureau de vote 0507</text:p>
          </table:table-cell>
          <table:table-cell table:formula="of:=TRIM(LEFT([.A97]; 5))" office:value-type="string" office:string-value="0507">
            <text:p>0507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7">
            <text:p>297</text:p>
          </table:table-cell>
        </table:table-row>
        <table:table-row table:style-name="ro2">
          <table:table-cell office:value-type="string">
            <text:p><text:s/>0508 - Bureau de vote 0508</text:p>
          </table:table-cell>
          <table:table-cell table:formula="of:=TRIM(LEFT([.A98]; 5))" office:value-type="string" office:string-value="0508">
            <text:p>0508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4">
            <text:p>234</text:p>
          </table:table-cell>
        </table:table-row>
        <table:table-row table:style-name="ro2">
          <table:table-cell office:value-type="string">
            <text:p><text:s/>0509 - Bureau de vote 0509</text:p>
          </table:table-cell>
          <table:table-cell table:formula="of:=TRIM(LEFT([.A99]; 5))" office:value-type="string" office:string-value="0509">
            <text:p>0509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54">
            <text:p>754</text:p>
          </table:table-cell>
          <table:table-cell table:number-columns-repeated="2" table:style-name="ce1" office:value-type="float" office:value="48">
            <text:p>48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6">
            <text:p>256</text:p>
          </table:table-cell>
        </table:table-row>
        <table:table-row table:style-name="ro2">
          <table:table-cell office:value-type="string">
            <text:p><text:s/>0510 - Bureau de vote 0510</text:p>
          </table:table-cell>
          <table:table-cell table:formula="of:=TRIM(LEFT([.A100]; 5))" office:value-type="string" office:string-value="0510">
            <text:p>0510</text:p>
          </table:table-cell>
          <table:table-cell table:style-name="ce1" office:value-type="float" office:value="1177">
            <text:p>1177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93">
            <text:p>393</text:p>
          </table:table-cell>
        </table:table-row>
        <table:table-row table:style-name="ro2">
          <table:table-cell office:value-type="string">
            <text:p><text:s/>0511 - Bureau de vote 0511</text:p>
          </table:table-cell>
          <table:table-cell table:formula="of:=TRIM(LEFT([.A101]; 5))" office:value-type="string" office:string-value="0511">
            <text:p>0511</text:p>
          </table:table-cell>
          <table:table-cell table:style-name="ce1" office:value-type="float" office:value="1157">
            <text:p>115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8">
            <text:p>78</text:p>
          </table:table-cell>
          <table:table-cell table:number-columns-repeated="2" table:style-name="ce1" office:value-type="float" office:value="144">
            <text:p>14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59">
            <text:p>359</text:p>
          </table:table-cell>
        </table:table-row>
        <table:table-row table:style-name="ro2">
          <table:table-cell office:value-type="string">
            <text:p><text:s/>0512 - Bureau de vote 0512</text:p>
          </table:table-cell>
          <table:table-cell table:formula="of:=TRIM(LEFT([.A102]; 5))" office:value-type="string" office:string-value="0512">
            <text:p>0512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7">
            <text:p>287</text:p>
          </table:table-cell>
        </table:table-row>
        <table:table-row table:style-name="ro2">
          <table:table-cell office:value-type="string">
            <text:p><text:s/>0513 - Bureau de vote 0513</text:p>
          </table:table-cell>
          <table:table-cell table:formula="of:=TRIM(LEFT([.A103]; 5))" office:value-type="string" office:string-value="0513">
            <text:p>0513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3">
            <text:p>323</text:p>
          </table:table-cell>
        </table:table-row>
        <table:table-row table:style-name="ro2">
          <table:table-cell office:value-type="string">
            <text:p><text:s/>0514 - Bureau de vote 0514</text:p>
          </table:table-cell>
          <table:table-cell table:formula="of:=TRIM(LEFT([.A104]; 5))" office:value-type="string" office:string-value="0514">
            <text:p>0514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7">
            <text:p>237</text:p>
          </table:table-cell>
        </table:table-row>
        <table:table-row table:style-name="ro2">
          <table:table-cell office:value-type="string">
            <text:p><text:s/>0515 - Bureau de vote 0515</text:p>
          </table:table-cell>
          <table:table-cell table:formula="of:=TRIM(LEFT([.A105]; 5))" office:value-type="string" office:string-value="0515">
            <text:p>0515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4">
            <text:p>214</text:p>
          </table:table-cell>
        </table:table-row>
        <table:table-row table:style-name="ro2">
          <table:table-cell office:value-type="string">
            <text:p><text:s/>0516 - Bureau de vote 0516</text:p>
          </table:table-cell>
          <table:table-cell table:formula="of:=TRIM(LEFT([.A106]; 5))" office:value-type="string" office:string-value="0516">
            <text:p>0516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92">
            <text:p>292</text:p>
          </table:table-cell>
        </table:table-row>
        <table:table-row table:style-name="ro2">
          <table:table-cell office:value-type="string">
            <text:p><text:s/>0517 - Bureau de vote 0517</text:p>
          </table:table-cell>
          <table:table-cell table:formula="of:=TRIM(LEFT([.A107]; 5))" office:value-type="string" office:string-value="0517">
            <text:p>0517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2">
            <text:p>182</text:p>
          </table:table-cell>
        </table:table-row>
        <table:table-row table:style-name="ro2">
          <table:table-cell office:value-type="string">
            <text:p><text:s/>0518 - Bureau de vote 0518</text:p>
          </table:table-cell>
          <table:table-cell table:formula="of:=TRIM(LEFT([.A108]; 5))" office:value-type="string" office:string-value="0518">
            <text:p>0518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69">
            <text:p>69</text:p>
          </table:table-cell>
          <table:table-cell table:style-name="ce1" office:value-type="float" office:value="59">
            <text:p>5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5">
            <text:p>215</text:p>
          </table:table-cell>
        </table:table-row>
        <table:table-row table:style-name="ro2">
          <table:table-cell office:value-type="string">
            <text:p><text:s/>0601 - Bureau de vote 0601</text:p>
          </table:table-cell>
          <table:table-cell table:formula="of:=TRIM(LEFT([.A109]; 5))" office:value-type="string" office:string-value="0601">
            <text:p>0601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4">
            <text:p>74</text:p>
          </table:table-cell>
          <table:table-cell table:number-columns-repeated="2" table:style-name="ce1" office:value-type="float" office:value="53">
            <text:p>5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/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9">
            <text:p>199</text:p>
          </table:table-cell>
        </table:table-row>
        <table:table-row table:style-name="ro2">
          <table:table-cell office:value-type="string">
            <text:p><text:s/>0602 - Bureau de vote 0602</text:p>
          </table:table-cell>
          <table:table-cell table:formula="of:=TRIM(LEFT([.A110]; 5))" office:value-type="string" office:string-value="0602">
            <text:p>0602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/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0">
            <text:p>220</text:p>
          </table:table-cell>
        </table:table-row>
        <table:table-row table:style-name="ro2">
          <table:table-cell office:value-type="string">
            <text:p><text:s/>0603 - Bureau de vote 0603</text:p>
          </table:table-cell>
          <table:table-cell table:formula="of:=TRIM(LEFT([.A111]; 5))" office:value-type="string" office:string-value="0603">
            <text:p>0603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69">
            <text:p>69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3">
            <text:p>223</text:p>
          </table:table-cell>
        </table:table-row>
        <table:table-row table:style-name="ro2">
          <table:table-cell office:value-type="string">
            <text:p><text:s/>0604 - Bureau de vote 0604</text:p>
          </table:table-cell>
          <table:table-cell table:formula="of:=TRIM(LEFT([.A112]; 5))" office:value-type="string" office:string-value="0604">
            <text:p>0604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7">
            <text:p>177</text:p>
          </table:table-cell>
        </table:table-row>
        <table:table-row table:style-name="ro2">
          <table:table-cell office:value-type="string">
            <text:p><text:s/>0605 - Bureau de vote 0605</text:p>
          </table:table-cell>
          <table:table-cell table:formula="of:=TRIM(LEFT([.A113]; 5))" office:value-type="string" office:string-value="0605">
            <text:p>0605</text:p>
          </table:table-cell>
          <table:table-cell table:style-name="ce1" office:value-type="float" office:value="1093">
            <text:p>109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1">
            <text:p>271</text:p>
          </table:table-cell>
        </table:table-row>
        <table:table-row table:style-name="ro2">
          <table:table-cell office:value-type="string">
            <text:p><text:s/>0606 - Bureau de vote 0606</text:p>
          </table:table-cell>
          <table:table-cell table:formula="of:=TRIM(LEFT([.A114]; 5))" office:value-type="string" office:string-value="0606">
            <text:p>0606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9">
            <text:p>239</text:p>
          </table:table-cell>
        </table:table-row>
        <table:table-row table:style-name="ro2">
          <table:table-cell office:value-type="string">
            <text:p><text:s/>0607 - Bureau de vote 0607</text:p>
          </table:table-cell>
          <table:table-cell table:formula="of:=TRIM(LEFT([.A115]; 5))" office:value-type="string" office:string-value="0607">
            <text:p>0607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6">
            <text:p>246</text:p>
          </table:table-cell>
        </table:table-row>
        <table:table-row table:style-name="ro2">
          <table:table-cell office:value-type="string">
            <text:p><text:s/>0608 - Bureau de vote 0608</text:p>
          </table:table-cell>
          <table:table-cell table:formula="of:=TRIM(LEFT([.A116]; 5))" office:value-type="string" office:string-value="0608">
            <text:p>0608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3">
            <text:p>303</text:p>
          </table:table-cell>
        </table:table-row>
        <table:table-row table:style-name="ro2">
          <table:table-cell office:value-type="string">
            <text:p><text:s/>0609 - Bureau de vote 0609</text:p>
          </table:table-cell>
          <table:table-cell table:formula="of:=TRIM(LEFT([.A117]; 5))" office:value-type="string" office:string-value="0609">
            <text:p>0609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0">
            <text:p>210</text:p>
          </table:table-cell>
        </table:table-row>
        <table:table-row table:style-name="ro2">
          <table:table-cell office:value-type="string">
            <text:p><text:s/>0610 - Bureau de vote 0610</text:p>
          </table:table-cell>
          <table:table-cell table:formula="of:=TRIM(LEFT([.A118]; 5))" office:value-type="string" office:string-value="0610">
            <text:p>0610</text:p>
          </table:table-cell>
          <table:table-cell table:style-name="ce1" office:value-type="float" office:value="1114">
            <text:p>111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1">
            <text:p>331</text:p>
          </table:table-cell>
        </table:table-row>
        <table:table-row table:style-name="ro2">
          <table:table-cell office:value-type="string">
            <text:p><text:s/>0611 - Bureau de vote 0611</text:p>
          </table:table-cell>
          <table:table-cell table:formula="of:=TRIM(LEFT([.A119]; 5))" office:value-type="string" office:string-value="0611">
            <text:p>0611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/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84">
            <text:p>184</text:p>
          </table:table-cell>
        </table:table-row>
        <table:table-row table:style-name="ro2">
          <table:table-cell office:value-type="string">
            <text:p><text:s/>0612 - Bureau de vote 0612</text:p>
          </table:table-cell>
          <table:table-cell table:formula="of:=TRIM(LEFT([.A120]; 5))" office:value-type="string" office:string-value="0612">
            <text:p>0612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/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8">
            <text:p>218</text:p>
          </table:table-cell>
        </table:table-row>
        <table:table-row table:style-name="ro2">
          <table:table-cell office:value-type="string">
            <text:p><text:s/>0613 - Bureau de vote 0613</text:p>
          </table:table-cell>
          <table:table-cell table:formula="of:=TRIM(LEFT([.A121]; 5))" office:value-type="string" office:string-value="0613">
            <text:p>0613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56">
            <text:p>256</text:p>
          </table:table-cell>
        </table:table-row>
        <table:table-row table:style-name="ro2">
          <table:table-cell office:value-type="string">
            <text:p><text:s/>0614 - Bureau de vote 0614</text:p>
          </table:table-cell>
          <table:table-cell table:formula="of:=TRIM(LEFT([.A122]; 5))" office:value-type="string" office:string-value="0614">
            <text:p>0614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3">
            <text:p>223</text:p>
          </table:table-cell>
        </table:table-row>
        <table:table-row table:style-name="ro2">
          <table:table-cell office:value-type="string">
            <text:p><text:s/>0615 - Bureau de vote 0615</text:p>
          </table:table-cell>
          <table:table-cell table:formula="of:=TRIM(LEFT([.A123]; 5))" office:value-type="string" office:string-value="0615">
            <text:p>0615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0">
            <text:p>240</text:p>
          </table:table-cell>
        </table:table-row>
        <table:table-row table:style-name="ro2">
          <table:table-cell office:value-type="string">
            <text:p><text:s/>0616 - Bureau de vote 0616</text:p>
          </table:table-cell>
          <table:table-cell table:formula="of:=TRIM(LEFT([.A124]; 5))" office:value-type="string" office:string-value="0616">
            <text:p>0616</text:p>
          </table:table-cell>
          <table:table-cell table:style-name="ce1" office:value-type="float" office:value="1065">
            <text:p>1065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3">
            <text:p>293</text:p>
          </table:table-cell>
        </table:table-row>
        <table:table-row table:style-name="ro2">
          <table:table-cell office:value-type="string">
            <text:p><text:s/>0617 - Bureau de vote 0617</text:p>
          </table:table-cell>
          <table:table-cell table:formula="of:=TRIM(LEFT([.A125]; 5))" office:value-type="string" office:string-value="0617">
            <text:p>0617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76">
            <text:p>76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8">
            <text:p>248</text:p>
          </table:table-cell>
        </table:table-row>
        <table:table-row table:style-name="ro2">
          <table:table-cell office:value-type="string">
            <text:p><text:s/>0618 - Bureau de vote 0618</text:p>
          </table:table-cell>
          <table:table-cell table:formula="of:=TRIM(LEFT([.A126]; 5))" office:value-type="string" office:string-value="0618">
            <text:p>0618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85">
            <text:p>285</text:p>
          </table:table-cell>
        </table:table-row>
        <table:table-row table:style-name="ro2">
          <table:table-cell office:value-type="string">
            <text:p><text:s/>0619 - Bureau de vote 0619</text:p>
          </table:table-cell>
          <table:table-cell table:formula="of:=TRIM(LEFT([.A127]; 5))" office:value-type="string" office:string-value="0619">
            <text:p>0619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2">
            <text:p>282</text:p>
          </table:table-cell>
        </table:table-row>
        <table:table-row table:style-name="ro2">
          <table:table-cell office:value-type="string">
            <text:p><text:s/>0701 - Bureau de vote 0701</text:p>
          </table:table-cell>
          <table:table-cell table:formula="of:=TRIM(LEFT([.A128]; 5))" office:value-type="string" office:string-value="0701">
            <text:p>0701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/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3">
            <text:p>223</text:p>
          </table:table-cell>
        </table:table-row>
        <table:table-row table:style-name="ro2">
          <table:table-cell office:value-type="string">
            <text:p><text:s/>0702 - Bureau de vote 0702</text:p>
          </table:table-cell>
          <table:table-cell table:formula="of:=TRIM(LEFT([.A129]; 5))" office:value-type="string" office:string-value="0702">
            <text:p>0702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8">
            <text:p>348</text:p>
          </table:table-cell>
        </table:table-row>
        <table:table-row table:style-name="ro2">
          <table:table-cell office:value-type="string">
            <text:p><text:s/>0703 - Bureau de vote 0703</text:p>
          </table:table-cell>
          <table:table-cell table:formula="of:=TRIM(LEFT([.A130]; 5))" office:value-type="string" office:string-value="0703">
            <text:p>0703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2">
            <text:p>302</text:p>
          </table:table-cell>
        </table:table-row>
        <table:table-row table:style-name="ro2">
          <table:table-cell office:value-type="string">
            <text:p><text:s/>0704 - Bureau de vote 0704</text:p>
          </table:table-cell>
          <table:table-cell table:formula="of:=TRIM(LEFT([.A131]; 5))" office:value-type="string" office:string-value="0704">
            <text:p>0704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/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1">
            <text:p>221</text:p>
          </table:table-cell>
        </table:table-row>
        <table:table-row table:style-name="ro2">
          <table:table-cell office:value-type="string">
            <text:p><text:s/>0705 - Bureau de vote 0705</text:p>
          </table:table-cell>
          <table:table-cell table:formula="of:=TRIM(LEFT([.A132]; 5))" office:value-type="string" office:string-value="0705">
            <text:p>0705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4">
            <text:p>264</text:p>
          </table:table-cell>
        </table:table-row>
        <table:table-row table:style-name="ro2">
          <table:table-cell office:value-type="string">
            <text:p><text:s/>0706 - Bureau de vote 0706</text:p>
          </table:table-cell>
          <table:table-cell table:formula="of:=TRIM(LEFT([.A133]; 5))" office:value-type="string" office:string-value="0706">
            <text:p>0706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5">
            <text:p>295</text:p>
          </table:table-cell>
        </table:table-row>
        <table:table-row table:style-name="ro2">
          <table:table-cell office:value-type="string">
            <text:p><text:s/>0707 - Bureau de vote 0707</text:p>
          </table:table-cell>
          <table:table-cell table:formula="of:=TRIM(LEFT([.A134]; 5))" office:value-type="string" office:string-value="0707">
            <text:p>0707</text:p>
          </table:table-cell>
          <table:table-cell table:style-name="ce1" office:value-type="float" office:value="1225">
            <text:p>122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96">
            <text:p>396</text:p>
          </table:table-cell>
        </table:table-row>
        <table:table-row table:style-name="ro2">
          <table:table-cell office:value-type="string">
            <text:p><text:s/>0708 - Bureau de vote 0708</text:p>
          </table:table-cell>
          <table:table-cell table:formula="of:=TRIM(LEFT([.A135]; 5))" office:value-type="string" office:string-value="0708">
            <text:p>0708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7">
            <text:p>217</text:p>
          </table:table-cell>
        </table:table-row>
        <table:table-row table:style-name="ro2">
          <table:table-cell office:value-type="string">
            <text:p><text:s/>0709 - Bureau de vote 0709</text:p>
          </table:table-cell>
          <table:table-cell table:formula="of:=TRIM(LEFT([.A136]; 5))" office:value-type="string" office:string-value="0709">
            <text:p>0709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4">
            <text:p>304</text:p>
          </table:table-cell>
        </table:table-row>
        <table:table-row table:style-name="ro2">
          <table:table-cell office:value-type="string">
            <text:p><text:s/>0710 - Bureau de vote 0710</text:p>
          </table:table-cell>
          <table:table-cell table:formula="of:=TRIM(LEFT([.A137]; 5))" office:value-type="string" office:string-value="0710">
            <text:p>0710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71">
            <text:p>271</text:p>
          </table:table-cell>
        </table:table-row>
        <table:table-row table:style-name="ro2">
          <table:table-cell office:value-type="string">
            <text:p><text:s/>0711 - Bureau de vote 0711</text:p>
          </table:table-cell>
          <table:table-cell table:formula="of:=TRIM(LEFT([.A138]; 5))" office:value-type="string" office:string-value="0711">
            <text:p>0711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14">
            <text:p>214</text:p>
          </table:table-cell>
        </table:table-row>
        <table:table-row table:style-name="ro2">
          <table:table-cell office:value-type="string">
            <text:p><text:s/>0712 - Bureau de vote 0712</text:p>
          </table:table-cell>
          <table:table-cell table:formula="of:=TRIM(LEFT([.A139]; 5))" office:value-type="string" office:string-value="0712">
            <text:p>0712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9">
            <text:p>239</text:p>
          </table:table-cell>
        </table:table-row>
        <table:table-row table:style-name="ro2">
          <table:table-cell office:value-type="string">
            <text:p><text:s/>0713 - Bureau de vote 0713</text:p>
          </table:table-cell>
          <table:table-cell table:formula="of:=TRIM(LEFT([.A140]; 5))" office:value-type="string" office:string-value="0713">
            <text:p>0713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61">
            <text:p>261</text:p>
          </table:table-cell>
        </table:table-row>
        <table:table-row table:style-name="ro2">
          <table:table-cell office:value-type="string">
            <text:p><text:s/>0714 - Bureau de vote 0714</text:p>
          </table:table-cell>
          <table:table-cell table:formula="of:=TRIM(LEFT([.A141]; 5))" office:value-type="string" office:string-value="0714">
            <text:p>0714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/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0">
            <text:p>200</text:p>
          </table:table-cell>
        </table:table-row>
        <table:table-row table:style-name="ro2">
          <table:table-cell office:value-type="string">
            <text:p><text:s/>0715 - Bureau de vote 0715</text:p>
          </table:table-cell>
          <table:table-cell table:formula="of:=TRIM(LEFT([.A142]; 5))" office:value-type="string" office:string-value="0715">
            <text:p>0715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50">
            <text:p>250</text:p>
          </table:table-cell>
        </table:table-row>
        <table:table-row table:style-name="ro2">
          <table:table-cell office:value-type="string">
            <text:p><text:s/>0801 - Bureau de vote 0801</text:p>
          </table:table-cell>
          <table:table-cell table:formula="of:=TRIM(LEFT([.A143]; 5))" office:value-type="string" office:string-value="0801">
            <text:p>0801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9">
            <text:p>199</text:p>
          </table:table-cell>
        </table:table-row>
        <table:table-row table:style-name="ro2">
          <table:table-cell office:value-type="string">
            <text:p><text:s/>0802 - Bureau de vote 0802</text:p>
          </table:table-cell>
          <table:table-cell table:formula="of:=TRIM(LEFT([.A144]; 5))" office:value-type="string" office:string-value="0802">
            <text:p>0802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/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7">
            <text:p>237</text:p>
          </table:table-cell>
        </table:table-row>
        <table:table-row table:style-name="ro2">
          <table:table-cell office:value-type="string">
            <text:p><text:s/>0803 - Bureau de vote 0803</text:p>
          </table:table-cell>
          <table:table-cell table:formula="of:=TRIM(LEFT([.A145]; 5))" office:value-type="string" office:string-value="0803">
            <text:p>0803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35">
            <text:p>235</text:p>
          </table:table-cell>
        </table:table-row>
        <table:table-row table:style-name="ro2">
          <table:table-cell office:value-type="string">
            <text:p><text:s/>0804 - Bureau de vote 0804</text:p>
          </table:table-cell>
          <table:table-cell table:formula="of:=TRIM(LEFT([.A146]; 5))" office:value-type="string" office:string-value="0804">
            <text:p>0804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2">
            <text:p>242</text:p>
          </table:table-cell>
        </table:table-row>
        <table:table-row table:style-name="ro2">
          <table:table-cell office:value-type="string">
            <text:p><text:s/>0805 - Bureau de vote 0805</text:p>
          </table:table-cell>
          <table:table-cell table:formula="of:=TRIM(LEFT([.A147]; 5))" office:value-type="string" office:string-value="0805">
            <text:p>0805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4">
            <text:p>154</text:p>
          </table:table-cell>
        </table:table-row>
        <table:table-row table:style-name="ro2">
          <table:table-cell office:value-type="string">
            <text:p><text:s/>0806 - Bureau de vote 0806</text:p>
          </table:table-cell>
          <table:table-cell table:formula="of:=TRIM(LEFT([.A148]; 5))" office:value-type="string" office:string-value="0806">
            <text:p>0806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41">
            <text:p>141</text:p>
          </table:table-cell>
        </table:table-row>
        <table:table-row table:style-name="ro2">
          <table:table-cell office:value-type="string">
            <text:p><text:s/>0807 - Bureau de vote 0807</text:p>
          </table:table-cell>
          <table:table-cell table:formula="of:=TRIM(LEFT([.A149]; 5))" office:value-type="string" office:string-value="0807">
            <text:p>0807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1">
            <text:p>291</text:p>
          </table:table-cell>
        </table:table-row>
        <table:table-row table:style-name="ro2">
          <table:table-cell office:value-type="string">
            <text:p><text:s/>0808 - Bureau de vote 0808</text:p>
          </table:table-cell>
          <table:table-cell table:formula="of:=TRIM(LEFT([.A150]; 5))" office:value-type="string" office:string-value="0808">
            <text:p>0808</text:p>
          </table:table-cell>
          <table:table-cell table:style-name="ce1" office:value-type="float" office:value="1150">
            <text:p>115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2">
            <text:p>352</text:p>
          </table:table-cell>
        </table:table-row>
        <table:table-row table:style-name="ro2">
          <table:table-cell office:value-type="string">
            <text:p><text:s/>0809 - Bureau de vote 0809</text:p>
          </table:table-cell>
          <table:table-cell table:formula="of:=TRIM(LEFT([.A151]; 5))" office:value-type="string" office:string-value="0809">
            <text:p>0809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5">
            <text:p>255</text:p>
          </table:table-cell>
        </table:table-row>
        <table:table-row table:style-name="ro2">
          <table:table-cell office:value-type="string">
            <text:p><text:s/>0810 - Bureau de vote 0810</text:p>
          </table:table-cell>
          <table:table-cell table:formula="of:=TRIM(LEFT([.A152]; 5))" office:value-type="string" office:string-value="0810">
            <text:p>0810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9">
            <text:p>279</text:p>
          </table:table-cell>
        </table:table-row>
        <table:table-row table:style-name="ro2">
          <table:table-cell office:value-type="string">
            <text:p><text:s/>0811 - Bureau de vote 0811</text:p>
          </table:table-cell>
          <table:table-cell table:formula="of:=TRIM(LEFT([.A153]; 5))" office:value-type="string" office:string-value="0811">
            <text:p>0811</text:p>
          </table:table-cell>
          <table:table-cell table:style-name="ce1" office:value-type="float" office:value="1095">
            <text:p>109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73">
            <text:p>373</text:p>
          </table:table-cell>
        </table:table-row>
        <table:table-row table:style-name="ro2">
          <table:table-cell office:value-type="string">
            <text:p><text:s/>0812 - Bureau de vote 0812</text:p>
          </table:table-cell>
          <table:table-cell table:formula="of:=TRIM(LEFT([.A154]; 5))" office:value-type="string" office:string-value="0812">
            <text:p>0812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18">
            <text:p>318</text:p>
          </table:table-cell>
        </table:table-row>
        <table:table-row table:style-name="ro2">
          <table:table-cell office:value-type="string">
            <text:p><text:s/>0813 - Bureau de vote 0813</text:p>
          </table:table-cell>
          <table:table-cell table:formula="of:=TRIM(LEFT([.A155]; 5))" office:value-type="string" office:string-value="0813">
            <text:p>0813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9">
            <text:p>229</text:p>
          </table:table-cell>
        </table:table-row>
        <table:table-row table:style-name="ro2">
          <table:table-cell office:value-type="string">
            <text:p><text:s/>0814 - Bureau de vote 0814</text:p>
          </table:table-cell>
          <table:table-cell table:formula="of:=TRIM(LEFT([.A156]; 5))" office:value-type="string" office:string-value="0814">
            <text:p>0814</text:p>
          </table:table-cell>
          <table:table-cell table:style-name="ce1" office:value-type="float" office:value="1170">
            <text:p>117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125">
            <text:p>125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73">
            <text:p>373</text:p>
          </table:table-cell>
        </table:table-row>
        <table:table-row table:style-name="ro2">
          <table:table-cell office:value-type="string">
            <text:p><text:s/>0815 - Bureau de vote 0815</text:p>
          </table:table-cell>
          <table:table-cell table:formula="of:=TRIM(LEFT([.A157]; 5))" office:value-type="string" office:string-value="0815">
            <text:p>0815</text:p>
          </table:table-cell>
          <table:table-cell table:style-name="ce1" office:value-type="float" office:value="1080">
            <text:p>108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0">
            <text:p>380</text:p>
          </table:table-cell>
        </table:table-row>
        <table:table-row table:style-name="ro2">
          <table:table-cell office:value-type="string">
            <text:p><text:s/>0816 - Bureau de vote 0816</text:p>
          </table:table-cell>
          <table:table-cell table:formula="of:=TRIM(LEFT([.A158]; 5))" office:value-type="string" office:string-value="0816">
            <text:p>0816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62">
            <text:p>62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9">
            <text:p>229</text:p>
          </table:table-cell>
        </table:table-row>
        <table:table-row table:style-name="ro2">
          <table:table-cell office:value-type="string">
            <text:p><text:s/>0817 - Bureau de vote 0817</text:p>
          </table:table-cell>
          <table:table-cell table:formula="of:=TRIM(LEFT([.A159]; 5))" office:value-type="string" office:string-value="0817">
            <text:p>0817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98">
            <text:p>298</text:p>
          </table:table-cell>
        </table:table-row>
        <table:table-row table:style-name="ro2">
          <table:table-cell office:value-type="string">
            <text:p><text:s/>0818 - Bureau de vote 0818</text:p>
          </table:table-cell>
          <table:table-cell table:formula="of:=TRIM(LEFT([.A160]; 5))" office:value-type="string" office:string-value="0818">
            <text:p>0818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/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63">
            <text:p>263</text:p>
          </table:table-cell>
        </table:table-row>
        <table:table-row table:style-name="ro2">
          <table:table-cell office:value-type="string">
            <text:p><text:s/>0819 - Bureau de vote 0819</text:p>
          </table:table-cell>
          <table:table-cell table:formula="of:=TRIM(LEFT([.A161]; 5))" office:value-type="string" office:string-value="0819">
            <text:p>0819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/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96">
            <text:p>296</text:p>
          </table:table-cell>
        </table:table-row>
        <table:table-row table:style-name="ro2">
          <table:table-cell office:value-type="string">
            <text:p><text:s/>0820 - Bureau de vote 0820</text:p>
          </table:table-cell>
          <table:table-cell table:formula="of:=TRIM(LEFT([.A162]; 5))" office:value-type="string" office:string-value="0820">
            <text:p>0820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1">
            <text:p>241</text:p>
          </table:table-cell>
        </table:table-row>
        <table:table-row table:style-name="ro2">
          <table:table-cell office:value-type="string">
            <text:p><text:s/>0901 - Bureau de vote 0901</text:p>
          </table:table-cell>
          <table:table-cell table:formula="of:=TRIM(LEFT([.A163]; 5))" office:value-type="string" office:string-value="0901">
            <text:p>0901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9">
            <text:p>239</text:p>
          </table:table-cell>
        </table:table-row>
        <table:table-row table:style-name="ro2">
          <table:table-cell office:value-type="string">
            <text:p><text:s/>0902 - Bureau de vote 0902</text:p>
          </table:table-cell>
          <table:table-cell table:formula="of:=TRIM(LEFT([.A164]; 5))" office:value-type="string" office:string-value="0902">
            <text:p>0902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9">
            <text:p>199</text:p>
          </table:table-cell>
        </table:table-row>
        <table:table-row table:style-name="ro2">
          <table:table-cell office:value-type="string">
            <text:p><text:s/>0903 - Bureau de vote 0903</text:p>
          </table:table-cell>
          <table:table-cell table:formula="of:=TRIM(LEFT([.A165]; 5))" office:value-type="string" office:string-value="0903">
            <text:p>0903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59">
            <text:p>259</text:p>
          </table:table-cell>
        </table:table-row>
        <table:table-row table:style-name="ro2">
          <table:table-cell office:value-type="string">
            <text:p><text:s/>0904 - Bureau de vote 0904</text:p>
          </table:table-cell>
          <table:table-cell table:formula="of:=TRIM(LEFT([.A166]; 5))" office:value-type="string" office:string-value="0904">
            <text:p>0904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/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2">
            <text:p>222</text:p>
          </table:table-cell>
        </table:table-row>
        <table:table-row table:style-name="ro2">
          <table:table-cell office:value-type="string">
            <text:p><text:s/>0905 - Bureau de vote 0905</text:p>
          </table:table-cell>
          <table:table-cell table:formula="of:=TRIM(LEFT([.A167]; 5))" office:value-type="string" office:string-value="0905">
            <text:p>090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/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8">
            <text:p>208</text:p>
          </table:table-cell>
        </table:table-row>
        <table:table-row table:style-name="ro2">
          <table:table-cell office:value-type="string">
            <text:p><text:s/>0906 - Bureau de vote 0906</text:p>
          </table:table-cell>
          <table:table-cell table:formula="of:=TRIM(LEFT([.A168]; 5))" office:value-type="string" office:string-value="0906">
            <text:p>0906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/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14">
            <text:p>314</text:p>
          </table:table-cell>
        </table:table-row>
        <table:table-row table:style-name="ro2">
          <table:table-cell office:value-type="string">
            <text:p><text:s/>0907 - Bureau de vote 0907</text:p>
          </table:table-cell>
          <table:table-cell table:formula="of:=TRIM(LEFT([.A169]; 5))" office:value-type="string" office:string-value="0907">
            <text:p>0907</text:p>
          </table:table-cell>
          <table:table-cell table:style-name="ce1" office:value-type="float" office:value="970">
            <text:p>970</text:p>
          </table:table-cell>
          <table:table-cell table:style-name="ce1"/>
          <table:table-cell table:style-name="ce1" office:value-type="float" office:value="736">
            <text:p>73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7">
            <text:p>287</text:p>
          </table:table-cell>
        </table:table-row>
        <table:table-row table:style-name="ro2">
          <table:table-cell office:value-type="string">
            <text:p><text:s/>0908 - Bureau de vote 0908</text:p>
          </table:table-cell>
          <table:table-cell table:formula="of:=TRIM(LEFT([.A170]; 5))" office:value-type="string" office:string-value="0908">
            <text:p>0908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/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7">
            <text:p>217</text:p>
          </table:table-cell>
        </table:table-row>
        <table:table-row table:style-name="ro2">
          <table:table-cell office:value-type="string">
            <text:p><text:s/>0909 - Bureau de vote 0909</text:p>
          </table:table-cell>
          <table:table-cell table:formula="of:=TRIM(LEFT([.A171]; 5))" office:value-type="string" office:string-value="0909">
            <text:p>0909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/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3">
            <text:p>263</text:p>
          </table:table-cell>
        </table:table-row>
        <table:table-row table:style-name="ro2">
          <table:table-cell office:value-type="string">
            <text:p><text:s/>0910 - Bureau de vote 0910</text:p>
          </table:table-cell>
          <table:table-cell table:formula="of:=TRIM(LEFT([.A172]; 5))" office:value-type="string" office:string-value="0910">
            <text:p>0910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2">
            <text:p>242</text:p>
          </table:table-cell>
        </table:table-row>
        <table:table-row table:style-name="ro2">
          <table:table-cell office:value-type="string">
            <text:p><text:s/>0911 - Bureau de vote 0911</text:p>
          </table:table-cell>
          <table:table-cell table:formula="of:=TRIM(LEFT([.A173]; 5))" office:value-type="string" office:string-value="0911">
            <text:p>0911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65">
            <text:p>65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6">
            <text:p>276</text:p>
          </table:table-cell>
        </table:table-row>
        <table:table-row table:style-name="ro2">
          <table:table-cell office:value-type="string">
            <text:p><text:s/>0912 - Bureau de vote 0912</text:p>
          </table:table-cell>
          <table:table-cell table:formula="of:=TRIM(LEFT([.A174]; 5))" office:value-type="string" office:string-value="0912">
            <text:p>0912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7">
            <text:p>267</text:p>
          </table:table-cell>
        </table:table-row>
        <table:table-row table:style-name="ro2">
          <table:table-cell office:value-type="string">
            <text:p><text:s/>0913 - Bureau de vote 0913</text:p>
          </table:table-cell>
          <table:table-cell table:formula="of:=TRIM(LEFT([.A175]; 5))" office:value-type="string" office:string-value="0913">
            <text:p>0913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/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6">
            <text:p>386</text:p>
          </table:table-cell>
        </table:table-row>
        <table:table-row table:style-name="ro2">
          <table:table-cell office:value-type="string">
            <text:p><text:s/>0914 - Bureau de vote 0914</text:p>
          </table:table-cell>
          <table:table-cell table:formula="of:=TRIM(LEFT([.A176]; 5))" office:value-type="string" office:string-value="0914">
            <text:p>0914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01">
            <text:p>70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3">
            <text:p>273</text:p>
          </table:table-cell>
        </table:table-row>
        <table:table-row table:style-name="ro2">
          <table:table-cell office:value-type="string">
            <text:p><text:s/>0915 - Bureau de vote 0915</text:p>
          </table:table-cell>
          <table:table-cell table:formula="of:=TRIM(LEFT([.A177]; 5))" office:value-type="string" office:string-value="0915">
            <text:p>0915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8">
            <text:p>288</text:p>
          </table:table-cell>
        </table:table-row>
        <table:table-row table:style-name="ro2">
          <table:table-cell office:value-type="string">
            <text:p><text:s/>0916 - Bureau de vote 0916</text:p>
          </table:table-cell>
          <table:table-cell table:formula="of:=TRIM(LEFT([.A178]; 5))" office:value-type="string" office:string-value="0916">
            <text:p>0916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/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42">
            <text:p>342</text:p>
          </table:table-cell>
        </table:table-row>
        <table:table-row table:style-name="ro2">
          <table:table-cell office:value-type="string">
            <text:p><text:s/>0917 - Bureau de vote 0917</text:p>
          </table:table-cell>
          <table:table-cell table:formula="of:=TRIM(LEFT([.A179]; 5))" office:value-type="string" office:string-value="0917">
            <text:p>0917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6">
            <text:p>236</text:p>
          </table:table-cell>
        </table:table-row>
        <table:table-row table:style-name="ro2">
          <table:table-cell office:value-type="string">
            <text:p><text:s/>0918 - Bureau de vote 0918</text:p>
          </table:table-cell>
          <table:table-cell table:formula="of:=TRIM(LEFT([.A180]; 5))" office:value-type="string" office:string-value="0918">
            <text:p>0918</text:p>
          </table:table-cell>
          <table:table-cell table:style-name="ce1" office:value-type="float" office:value="1061">
            <text:p>106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9">
            <text:p>329</text:p>
          </table:table-cell>
        </table:table-row>
        <table:table-row table:style-name="ro2">
          <table:table-cell office:value-type="string">
            <text:p><text:s/>0919 - Bureau de vote 0919</text:p>
          </table:table-cell>
          <table:table-cell table:formula="of:=TRIM(LEFT([.A181]; 5))" office:value-type="string" office:string-value="0919">
            <text:p>0919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/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1">
            <text:p>281</text:p>
          </table:table-cell>
        </table:table-row>
        <table:table-row table:style-name="ro2">
          <table:table-cell office:value-type="string">
            <text:p><text:s/>0920 - Bureau de vote 0920</text:p>
          </table:table-cell>
          <table:table-cell table:formula="of:=TRIM(LEFT([.A182]; 5))" office:value-type="string" office:string-value="0920">
            <text:p>0920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8">
            <text:p>278</text:p>
          </table:table-cell>
        </table:table-row>
        <table:table-row table:style-name="ro2">
          <table:table-cell office:value-type="string">
            <text:p><text:s/>0921 - Bureau de vote 0921</text:p>
          </table:table-cell>
          <table:table-cell table:formula="of:=TRIM(LEFT([.A183]; 5))" office:value-type="string" office:string-value="0921">
            <text:p>0921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4">
            <text:p>284</text:p>
          </table:table-cell>
        </table:table-row>
        <table:table-row table:style-name="ro2">
          <table:table-cell office:value-type="string">
            <text:p><text:s/>0922 - Bureau de vote 0922</text:p>
          </table:table-cell>
          <table:table-cell table:formula="of:=TRIM(LEFT([.A184]; 5))" office:value-type="string" office:string-value="0922">
            <text:p>0922</text:p>
          </table:table-cell>
          <table:table-cell table:style-name="ce1" office:value-type="float" office:value="1210">
            <text:p>121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58">
            <text:p>105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46">
            <text:p>10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34">
            <text:p>434</text:p>
          </table:table-cell>
        </table:table-row>
        <table:table-row table:style-name="ro2">
          <table:table-cell office:value-type="string">
            <text:p><text:s/>0923 - Bureau de vote 0923</text:p>
          </table:table-cell>
          <table:table-cell table:formula="of:=TRIM(LEFT([.A185]; 5))" office:value-type="string" office:string-value="0923">
            <text:p>0923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59">
            <text:p>359</text:p>
          </table:table-cell>
        </table:table-row>
        <table:table-row table:style-name="ro2">
          <table:table-cell office:value-type="string">
            <text:p><text:s/>0924 - Bureau de vote 0924</text:p>
          </table:table-cell>
          <table:table-cell table:formula="of:=TRIM(LEFT([.A186]; 5))" office:value-type="string" office:string-value="0924">
            <text:p>0924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55">
            <text:p>55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4">
            <text:p>184</text:p>
          </table:table-cell>
        </table:table-row>
        <table:table-row table:style-name="ro2">
          <table:table-cell office:value-type="string">
            <text:p><text:s/>1001 - Bureau de vote 1001</text:p>
          </table:table-cell>
          <table:table-cell table:formula="of:=TRIM(LEFT([.A187]; 5))" office:value-type="string" office:string-value="1001">
            <text:p>1001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/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8">
            <text:p>268</text:p>
          </table:table-cell>
        </table:table-row>
        <table:table-row table:style-name="ro2">
          <table:table-cell office:value-type="string">
            <text:p><text:s/>1002 - Bureau de vote 1002</text:p>
          </table:table-cell>
          <table:table-cell table:formula="of:=TRIM(LEFT([.A188]; 5))" office:value-type="string" office:string-value="1002">
            <text:p>1002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42">
            <text:p>242</text:p>
          </table:table-cell>
        </table:table-row>
        <table:table-row table:style-name="ro2">
          <table:table-cell office:value-type="string">
            <text:p><text:s/>1003 - Bureau de vote 1003</text:p>
          </table:table-cell>
          <table:table-cell table:formula="of:=TRIM(LEFT([.A189]; 5))" office:value-type="string" office:string-value="1003">
            <text:p>1003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6">
            <text:p>286</text:p>
          </table:table-cell>
        </table:table-row>
        <table:table-row table:style-name="ro2">
          <table:table-cell office:value-type="string">
            <text:p><text:s/>1004 - Bureau de vote 1004</text:p>
          </table:table-cell>
          <table:table-cell table:formula="of:=TRIM(LEFT([.A190]; 5))" office:value-type="string" office:string-value="1004">
            <text:p>1004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8">
            <text:p>268</text:p>
          </table:table-cell>
        </table:table-row>
        <table:table-row table:style-name="ro2">
          <table:table-cell office:value-type="string">
            <text:p><text:s/>1005 - Bureau de vote 1005</text:p>
          </table:table-cell>
          <table:table-cell table:formula="of:=TRIM(LEFT([.A191]; 5))" office:value-type="string" office:string-value="1005">
            <text:p>1005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/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9">
            <text:p>259</text:p>
          </table:table-cell>
        </table:table-row>
        <table:table-row table:style-name="ro2">
          <table:table-cell office:value-type="string">
            <text:p><text:s/>1006 - Bureau de vote 1006</text:p>
          </table:table-cell>
          <table:table-cell table:formula="of:=TRIM(LEFT([.A192]; 5))" office:value-type="string" office:string-value="1006">
            <text:p>1006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1">
            <text:p>231</text:p>
          </table:table-cell>
        </table:table-row>
        <table:table-row table:style-name="ro2">
          <table:table-cell office:value-type="string">
            <text:p><text:s/>1007 - Bureau de vote 1007</text:p>
          </table:table-cell>
          <table:table-cell table:formula="of:=TRIM(LEFT([.A193]; 5))" office:value-type="string" office:string-value="1007">
            <text:p>1007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0">
            <text:p>200</text:p>
          </table:table-cell>
        </table:table-row>
        <table:table-row table:style-name="ro2">
          <table:table-cell office:value-type="string">
            <text:p><text:s/>1008 - Bureau de vote 1008</text:p>
          </table:table-cell>
          <table:table-cell table:formula="of:=TRIM(LEFT([.A194]; 5))" office:value-type="string" office:string-value="1008">
            <text:p>1008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5">
            <text:p>225</text:p>
          </table:table-cell>
        </table:table-row>
        <table:table-row table:style-name="ro2">
          <table:table-cell office:value-type="string">
            <text:p><text:s/>1009 - Bureau de vote 1009</text:p>
          </table:table-cell>
          <table:table-cell table:formula="of:=TRIM(LEFT([.A195]; 5))" office:value-type="string" office:string-value="1009">
            <text:p>1009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8">
            <text:p>168</text:p>
          </table:table-cell>
        </table:table-row>
        <table:table-row table:style-name="ro2">
          <table:table-cell office:value-type="string">
            <text:p><text:s/>1101 - Bureau de vote 1101</text:p>
          </table:table-cell>
          <table:table-cell table:formula="of:=TRIM(LEFT([.A196]; 5))" office:value-type="string" office:string-value="1101">
            <text:p>1101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7">
            <text:p>217</text:p>
          </table:table-cell>
        </table:table-row>
        <table:table-row table:style-name="ro2">
          <table:table-cell office:value-type="string">
            <text:p><text:s/>1102 - Bureau de vote 1102</text:p>
          </table:table-cell>
          <table:table-cell table:formula="of:=TRIM(LEFT([.A197]; 5))" office:value-type="string" office:string-value="1102">
            <text:p>1102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3">
            <text:p>303</text:p>
          </table:table-cell>
        </table:table-row>
        <table:table-row table:style-name="ro2">
          <table:table-cell office:value-type="string">
            <text:p><text:s/>1103 - Bureau de vote 1103</text:p>
          </table:table-cell>
          <table:table-cell table:formula="of:=TRIM(LEFT([.A198]; 5))" office:value-type="string" office:string-value="1103">
            <text:p>1103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8">
            <text:p>228</text:p>
          </table:table-cell>
        </table:table-row>
        <table:table-row table:style-name="ro2">
          <table:table-cell office:value-type="string">
            <text:p><text:s/>1104 - Bureau de vote 1104</text:p>
          </table:table-cell>
          <table:table-cell table:formula="of:=TRIM(LEFT([.A199]; 5))" office:value-type="string" office:string-value="1104">
            <text:p>1104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9">
            <text:p>229</text:p>
          </table:table-cell>
        </table:table-row>
        <table:table-row table:style-name="ro2">
          <table:table-cell office:value-type="string">
            <text:p><text:s/>1105 - Bureau de vote 1105</text:p>
          </table:table-cell>
          <table:table-cell table:formula="of:=TRIM(LEFT([.A200]; 5))" office:value-type="string" office:string-value="1105">
            <text:p>110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/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0">
            <text:p>200</text:p>
          </table:table-cell>
        </table:table-row>
        <table:table-row table:style-name="ro2">
          <table:table-cell office:value-type="string">
            <text:p><text:s/>1106 - Bureau de vote 1106</text:p>
          </table:table-cell>
          <table:table-cell table:formula="of:=TRIM(LEFT([.A201]; 5))" office:value-type="string" office:string-value="1106">
            <text:p>1106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5">
            <text:p>195</text:p>
          </table:table-cell>
        </table:table-row>
        <table:table-row table:style-name="ro2">
          <table:table-cell office:value-type="string">
            <text:p><text:s/>1107 - Bureau de vote 1107</text:p>
          </table:table-cell>
          <table:table-cell table:formula="of:=TRIM(LEFT([.A202]; 5))" office:value-type="string" office:string-value="1107">
            <text:p>1107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0">
            <text:p/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7">
            <text:p>237</text:p>
          </table:table-cell>
        </table:table-row>
        <table:table-row table:style-name="ro2">
          <table:table-cell office:value-type="string">
            <text:p><text:s/>1108 - Bureau de vote 1108</text:p>
          </table:table-cell>
          <table:table-cell table:formula="of:=TRIM(LEFT([.A203]; 5))" office:value-type="string" office:string-value="1108">
            <text:p>1108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/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7">
            <text:p>207</text:p>
          </table:table-cell>
        </table:table-row>
        <table:table-row table:style-name="ro2">
          <table:table-cell office:value-type="string">
            <text:p><text:s/>1109 - Bureau de vote 1109</text:p>
          </table:table-cell>
          <table:table-cell table:formula="of:=TRIM(LEFT([.A204]; 5))" office:value-type="string" office:string-value="1109">
            <text:p>1109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0">
            <text:p>170</text:p>
          </table:table-cell>
        </table:table-row>
        <table:table-row table:style-name="ro2">
          <table:table-cell office:value-type="string">
            <text:p><text:s/>1110 - Bureau de vote 1110</text:p>
          </table:table-cell>
          <table:table-cell table:formula="of:=TRIM(LEFT([.A205]; 5))" office:value-type="string" office:string-value="1110">
            <text:p>1110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8">
            <text:p>228</text:p>
          </table:table-cell>
        </table:table-row>
        <table:table-row table:style-name="ro2">
          <table:table-cell office:value-type="string">
            <text:p><text:s/>1111 - Bureau de vote 1111</text:p>
          </table:table-cell>
          <table:table-cell table:formula="of:=TRIM(LEFT([.A206]; 5))" office:value-type="string" office:string-value="1111">
            <text:p>1111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6">
            <text:p>236</text:p>
          </table:table-cell>
        </table:table-row>
        <table:table-row table:style-name="ro2">
          <table:table-cell office:value-type="string">
            <text:p><text:s/>1112 - Bureau de vote 1112</text:p>
          </table:table-cell>
          <table:table-cell table:formula="of:=TRIM(LEFT([.A207]; 5))" office:value-type="string" office:string-value="1112">
            <text:p>1112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7">
            <text:p>217</text:p>
          </table:table-cell>
        </table:table-row>
        <table:table-row table:style-name="ro2">
          <table:table-cell office:value-type="string">
            <text:p><text:s/>1113 - Bureau de vote 1113</text:p>
          </table:table-cell>
          <table:table-cell table:formula="of:=TRIM(LEFT([.A208]; 5))" office:value-type="string" office:string-value="1113">
            <text:p>1113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9">
            <text:p>259</text:p>
          </table:table-cell>
        </table:table-row>
        <table:table-row table:style-name="ro2">
          <table:table-cell office:value-type="string">
            <text:p><text:s/>1114 - Bureau de vote 1114</text:p>
          </table:table-cell>
          <table:table-cell table:formula="of:=TRIM(LEFT([.A209]; 5))" office:value-type="string" office:string-value="1114">
            <text:p>1114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/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6">
            <text:p>236</text:p>
          </table:table-cell>
        </table:table-row>
        <table:table-row table:style-name="ro2">
          <table:table-cell office:value-type="string">
            <text:p><text:s/>1115 - Bureau de vote 1115</text:p>
          </table:table-cell>
          <table:table-cell table:formula="of:=TRIM(LEFT([.A210]; 5))" office:value-type="string" office:string-value="1115">
            <text:p>1115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8">
            <text:p>228</text:p>
          </table:table-cell>
        </table:table-row>
        <table:table-row table:style-name="ro1" table:number-rows-repeated="104836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number:number-style style:name="N119">
      <number:number number:decimal-places="0" number:min-integer-digits="0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2:50:59</dc:date>
    <dc:creator>Thomas Gratier</dc:creator>
    <meta:generator>LibreOffice/4.0.4.2$Linux_X86_64 LibreOffice_project/400m0$Build-2</meta:generator>
    <meta:editing-duration>PT1M33S</meta:editing-duration>
    <meta:editing-cycles>2</meta:editing-cycles>
    <meta:document-statistic meta:table-count="1" meta:cell-count="3569" meta:object-count="0"/>
  </office:meta>
</office:document-meta>
</file>